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style:text-underline-style="solid" style:text-underline-width="auto" style:text-underline-color="font-color" fo:font-weight="bold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180ce4"/>
    </style:style>
    <style:style style:name="T3" style:family="text">
      <style:text-properties style:font-name="Courier New" style:text-underline-style="solid" style:text-underline-width="auto" style:text-underline-color="font-color" fo:font-weight="bold"/>
    </style:style>
    <style:style style:name="T4" style:family="text">
      <style:text-properties style:font-name="Courier New" style:text-underline-style="solid" style:text-underline-width="auto" style:text-underline-color="font-color" fo:font-weight="bold" officeooo:rsid="00180ce4"/>
    </style:style>
    <style:style style:name="T5" style:family="text">
      <style:text-properties officeooo:rsid="00180c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MPSC382 Assignment Information Sheet</text:p>
      <text:p text:style-name="P3">You must submit an information sheet with every assignment.</text:p>
      <text:p text:style-name="P2"><text:span text:style-name="T1">Name:</text:span><text:span text:style-name="T3">_____</text:span><text:span text:style-name="T4">Gary Miller</text:span><text:span text:style-name="T3">_________________</text:span><text:span text:style-name="T1"> Assignment #:</text:span> <text:span text:style-name="T3">______</text:span><text:span text:style-name="T4">Lab 6</text:span><text:span text:style-name="T3">____</text:span></text:p>
      <text:p text:style-name="P2"><text:span text:style-name="T1">Program Due Date:</text:span> <text:span text:style-name="T3">____</text:span><text:span text:style-name="T4">11-3-15</text:span><text:span text:style-name="T3">__________________</text:span></text:p>
      <text:p text:style-name="P2"><text:span text:style-name="T1">Handed in Date:</text:span> <text:span text:style-name="T3">______</text:span><text:span text:style-name="T4">11-3-15</text:span><text:span text:style-name="T3">_________________</text:span><text:span text:style-name="T1"> </text:span></text:p>
      <text:p text:style-name="P3">JDK Version: _______________________</text:p>
      <text:p text:style-name="P3">Source code file name(s):</text:p>
      <text:p text:style-name="P3">____<text:span text:style-name="T5">Tile.pde</text:span>______________<text:span text:style-name="T5">Lab6_TilesMove.pde</text:span>____________________</text:p>
      <text:p text:style-name="P3">_____<text:span text:style-name="T5">Lab6_Part2.pde</text:span>_____________________________________________</text:p>
      <text:p text:style-name="P3">Compiled (.jar or .class) file name(s): 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compile without error?:</text:span> <text:span text:style-name="T1">___</text:span><text:span text:style-name="T2">yes</text:span><text:span text:style-name="T1">__________ </text:span></text:p>
      <text:p text:style-name="P3">If not, what is/are the error(s)?:</text:p>
      <text:p text:style-name="P3">_______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run without error?:</text:span> <text:span text:style-name="T1">____</text:span><text:span text:style-name="T2">no</text:span><text:span text:style-name="T1">_________ </text:span></text:p>
      <text:p text:style-name="P3">If not, what is/are the error(s) and which parts of your program run correctly?:</text:p>
      <text:p text:style-name="P5"><text:span text:style-name="T5">Had trouble with spinning tiles in first part, everything else works fine</text:span>____________________________________</text:p>
      <text:p text:style-name="P3">________________________________________________________________</text:p>
      <text:p text:style-name="P4">________________________________________________________________</text:p>
      <text:p text:style-name="P4">________________________________________________________________</text:p>
      <text:p text:style-name="P3">Additional comments (including problems and extra credit):</text:p>
      <text:p text:style-name="P4">____<text:span text:style-name="T5">N/A</text:span>_________________________________________________________</text:p>
      <text:p text:style-name="P4">________________________________________________________________</text:p>
      <text:p text:style-name="P7">________________________________________________________________</text:p>
      <text:p text:style-name="P7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0:22:15.919884694</meta:creation-date>
    <dc:date>2015-11-03T20:25:03.901273688</dc:date>
    <meta:editing-duration>P0D</meta:editing-duration>
    <meta:editing-cycles>1</meta:editing-cycles>
    <meta:document-statistic meta:table-count="0" meta:image-count="0" meta:object-count="0" meta:page-count="1" meta:paragraph-count="28" meta:word-count="108" meta:character-count="1673" meta:non-whitespace-character-count="1590"/>
    <meta:generator>LibreOffice/4.2.8.2$Linux_X86_64 LibreOffice_project/420m0$Build-2</meta:generator>
  </office:meta>
</office:document-meta>
</file>